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 style:data-style-name="N52">
      <style:text-properties style:font-name="Liberation Sans Narrow"/>
    </style:style>
    <style:style style:name="ce3" style:family="table-cell" style:parent-style-name="Default" style:data-style-name="N52">
      <style:text-properties style:font-name="Liberation Sans Narrow" fo:font-weight="bold" style:font-weight-asian="bold" style:font-weight-complex="bold"/>
    </style:style>
    <style:style style:name="ce4" style:family="table-cell" style:parent-style-name="Default">
      <style:text-properties style:font-name="Liberation Sans Narro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79.08pt" svg:y="16.38pt">
            <draw:object draw:notify-on-update-of-ranges="Sheet1.B2:Sheet1.B2 Sheet1.B3:Sheet1.B101 Sheet1.E2:Sheet1.E2 Sheet1.E3:Sheet1.E101 Sheet1.D2:Sheet1.D2 Sheet1.D3:Sheet1.D101 Sheet1.C2:Sheet1.C2 Sheet1.C3:Sheet1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e</text:p>
          </table:table-cell>
          <table:table-cell table:style-name="ce4" office:value-type="string" calcext:value-type="string">
            <text:p>syslog.wlan_lost</text:p>
          </table:table-cell>
          <table:table-cell table:style-name="ce4" office:value-type="string" calcext:value-type="string">
            <text:p>app.reconnect</text:p>
          </table:table-cell>
          <table:table-cell table:style-name="ce4" office:value-type="string" calcext:value-type="string">
            <text:p>csv.missing_data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19:45:57" calcext:value-type="date">
            <text:p>2022-09-03 19:45:5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19:46:19" calcext:value-type="date">
            <text:p>2022-09-03 19:46: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19:46:21" calcext:value-type="date">
            <text:p>2022-09-03 19:46: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19:46:49" calcext:value-type="date">
            <text:p>2022-09-03 19:46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19:46:52" calcext:value-type="date">
            <text:p>2022-09-03 19:46: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06:28" calcext:value-type="date">
            <text:p>2022-09-03 20:06: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20:06:41" calcext:value-type="date">
            <text:p>2022-09-03 20:06: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06:43" calcext:value-type="date">
            <text:p>2022-09-03 20:06: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07:11" calcext:value-type="date">
            <text:p>2022-09-03 20:07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07:14" calcext:value-type="date">
            <text:p>2022-09-03 20:07: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09:02" calcext:value-type="date">
            <text:p>2022-09-03 20:09:0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20:09:13" calcext:value-type="date">
            <text:p>2022-09-03 20:09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09:15" calcext:value-type="date">
            <text:p>2022-09-03 20:09: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09:43" calcext:value-type="date">
            <text:p>2022-09-03 20:09: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09:46" calcext:value-type="date">
            <text:p>2022-09-03 20:09: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11:35" calcext:value-type="date">
            <text:p>2022-09-03 20:11: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20:11:45" calcext:value-type="date">
            <text:p>2022-09-03 20:11: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11:47" calcext:value-type="date">
            <text:p>2022-09-03 20:11: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12:15" calcext:value-type="date">
            <text:p>2022-09-03 20:12: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0:12:18" calcext:value-type="date">
            <text:p>2022-09-03 20:12: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0:39:46" calcext:value-type="date">
            <text:p>2022-09-03 20:39:4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23:05:47" calcext:value-type="date">
            <text:p>2022-09-03 23:05:4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3T23:05:57" calcext:value-type="date">
            <text:p>2022-09-03 23:05: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3:05:59" calcext:value-type="date">
            <text:p>2022-09-03 23:05: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3T23:06:28" calcext:value-type="date">
            <text:p>2022-09-03 23:06: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3T23:06:30" calcext:value-type="date">
            <text:p>2022-09-03 23:06: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0:22:38" calcext:value-type="date">
            <text:p>2022-09-04 00:22:3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0:22:52" calcext:value-type="date">
            <text:p>2022-09-04 00:22: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0:22:54" calcext:value-type="date">
            <text:p>2022-09-04 00:22: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0:23:22" calcext:value-type="date">
            <text:p>2022-09-04 00:23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0:23:24" calcext:value-type="date">
            <text:p>2022-09-04 00:23: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39:27" calcext:value-type="date">
            <text:p>2022-09-04 01:39:2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1:39:45" calcext:value-type="date">
            <text:p>2022-09-04 01:39: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39:47" calcext:value-type="date">
            <text:p>2022-09-04 01:39: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40:15" calcext:value-type="date">
            <text:p>2022-09-04 01:40: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40:17" calcext:value-type="date">
            <text:p>2022-09-04 01:40: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44:34" calcext:value-type="date">
            <text:p>2022-09-04 01:44:3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1:44:49" calcext:value-type="date">
            <text:p>2022-09-04 01:44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44:52" calcext:value-type="date">
            <text:p>2022-09-04 01:44: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45:20" calcext:value-type="date">
            <text:p>2022-09-04 01:45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45:22" calcext:value-type="date">
            <text:p>2022-09-04 01:45: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49:41" calcext:value-type="date">
            <text:p>2022-09-04 01:49:4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1:49:54" calcext:value-type="date">
            <text:p>2022-09-04 01:49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49:56" calcext:value-type="date">
            <text:p>2022-09-04 01:49: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1:50:24" calcext:value-type="date">
            <text:p>2022-09-04 01:50: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1:50:27" calcext:value-type="date">
            <text:p>2022-09-04 01:50: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2:10:12" calcext:value-type="date">
            <text:p>2022-09-04 02:10: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2:10:16" calcext:value-type="date">
            <text:p>2022-09-04 02:10: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2:10:18" calcext:value-type="date">
            <text:p>2022-09-04 02:10: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2:10:47" calcext:value-type="date">
            <text:p>2022-09-04 02:10: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2:10:49" calcext:value-type="date">
            <text:p>2022-09-04 02:10: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4:00:20" calcext:value-type="date">
            <text:p>2022-09-04 04:00: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4:23:23" calcext:value-type="date">
            <text:p>2022-09-04 04:23: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4:23:43" calcext:value-type="date">
            <text:p>2022-09-04 04:23: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4:23:46" calcext:value-type="date">
            <text:p>2022-09-04 04:23: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4:24:13" calcext:value-type="date">
            <text:p>2022-09-04 04:24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4:24:15" calcext:value-type="date">
            <text:p>2022-09-04 04:24: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7:45:44" calcext:value-type="date">
            <text:p>2022-09-04 07:45: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7:45:56" calcext:value-type="date">
            <text:p>2022-09-04 07:45: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7:45:58" calcext:value-type="date">
            <text:p>2022-09-04 07:45: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7:46:26" calcext:value-type="date">
            <text:p>2022-09-04 07:46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7:46:28" calcext:value-type="date">
            <text:p>2022-09-04 07:46: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7:50:52" calcext:value-type="date">
            <text:p>2022-09-04 07:50:5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7:51:00" calcext:value-type="date">
            <text:p>2022-09-04 07:5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7:51:03" calcext:value-type="date">
            <text:p>2022-09-04 07:51: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7:51:32" calcext:value-type="date">
            <text:p>2022-09-04 07:51: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7:51:34" calcext:value-type="date">
            <text:p>2022-09-04 07:51: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9:12:48" calcext:value-type="date">
            <text:p>2022-09-04 09:12:4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09:13:02" calcext:value-type="date">
            <text:p>2022-09-04 09:13: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9:13:04" calcext:value-type="date">
            <text:p>2022-09-04 09:13: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09:13:32" calcext:value-type="date">
            <text:p>2022-09-04 09:13: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09:13:35" calcext:value-type="date">
            <text:p>2022-09-04 09:13: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0:39:52" calcext:value-type="date">
            <text:p>2022-09-04 10:39:5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0:40:14" calcext:value-type="date">
            <text:p>2022-09-04 10:40: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0:40:16" calcext:value-type="date">
            <text:p>2022-09-04 10:40: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0:40:44" calcext:value-type="date">
            <text:p>2022-09-04 10:40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0:40:46" calcext:value-type="date">
            <text:p>2022-09-04 10:40: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1:23:23" calcext:value-type="date">
            <text:p>2022-09-04 11:23: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1:23:31" calcext:value-type="date">
            <text:p>2022-09-04 11:23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1:23:34" calcext:value-type="date">
            <text:p>2022-09-04 11:23: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1:24:02" calcext:value-type="date">
            <text:p>2022-09-04 11:24: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1:24:05" calcext:value-type="date">
            <text:p>2022-09-04 11:24: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4:43:10" calcext:value-type="date">
            <text:p>2022-09-04 14:43: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7:04:04" calcext:value-type="date">
            <text:p>2022-09-04 17:04: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7:04:21" calcext:value-type="date">
            <text:p>2022-09-04 17:04: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04:23" calcext:value-type="date">
            <text:p>2022-09-04 17:04: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04:51" calcext:value-type="date">
            <text:p>2022-09-04 17:04: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04:53" calcext:value-type="date">
            <text:p>2022-09-04 17:04: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09:11" calcext:value-type="date">
            <text:p>2022-09-04 17:09: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7:09:26" calcext:value-type="date">
            <text:p>2022-09-04 17:09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09:29" calcext:value-type="date">
            <text:p>2022-09-04 17:09: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09:56" calcext:value-type="date">
            <text:p>2022-09-04 17:09: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09:58" calcext:value-type="date">
            <text:p>2022-09-04 17:09: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50:53" calcext:value-type="date">
            <text:p>2022-09-04 17:50:5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2-09-04T17:51:12" calcext:value-type="date">
            <text:p>2022-09-04 17:51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51:14" calcext:value-type="date">
            <text:p>2022-09-04 17:51: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51:42" calcext:value-type="date">
            <text:p>2022-09-04 17:51: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2-09-04T17:51:44" calcext:value-type="date">
            <text:p>2022-09-04 17:51: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9-04T17:52:43" calcext:value-type="date">
            <text:p>2022-09-04 17:52:4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3:.C101])" office:value-type="float" office:value="23" calcext:value-type="float">
            <text:p>23</text:p>
          </table:table-cell>
          <table:table-cell table:formula="of:=SUM([.D3:.D101])" office:value-type="float" office:value="38" calcext:value-type="float">
            <text:p>38</text:p>
          </table:table-cell>
          <table:table-cell table:formula="of:=SUM([.E3:.E101])" office:value-type="float" office:value="38" calcext:value-type="float">
            <text:p>38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B3:Sheet1.E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4T18:13:21.579240783</meta:creation-date>
    <dc:date>2022-09-04T18:39:11.788767526</dc:date>
    <meta:editing-duration>PT5M7S</meta:editing-duration>
    <meta:editing-cycles>2</meta:editing-cycles>
    <meta:generator>LibreOffice/6.0.7.3$Linux_X86_64 LibreOffice_project/00m0$Build-3</meta:generator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minimum="44807.75" chart:maximum="44808.8333333333" chart:origin="0" chart:interval-major="0.166666666666667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 style:data-style-name="N0">
      <style:chart-properties chart:display-label="fals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3cm" chart:symbol-height="0.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0" chart:style-name="ch1">
        <chart:legend chart:legend-position="bottom" svg:x="4.219cm" svg:y="8.401cm" style:legend-expansion="wide" chart:style-name="ch2"/>
        <chart:plot-area chart:style-name="ch3" table:cell-range-address="Sheet1.B2:Sheet1.E101" chart:data-source-has-labels="both" svg:x="0.32cm" svg:y="0.18cm" svg:width="15.36cm" svg:height="7.857cm">
          <chartooo:coordinate-region svg:x="0.677cm" svg:y="0.18cm" svg:width="15.003cm" svg:height="7.21cm"/>
          <chart:axis chart:dimension="x" chart:name="primary-x" chart:style-name="ch4" chartooo:axis-type="auto">
            <chart:categories table:cell-range-address="Sheet1.B3:Sheet1.B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1" chart:label-cell-address="Sheet1.E2:Sheet1.E2" chart:class="chart:scatter">
            <chart:domain table:cell-range-address="Sheet1.B3:Sheet1.B101"/>
            <chart:data-point chart:repeated="99"/>
          </chart:series>
          <chart:series chart:style-name="ch8" chart:values-cell-range-address="Sheet1.D3:Sheet1.D101" chart:label-cell-address="Sheet1.D2:Sheet1.D2" chart:class="chart:scatter">
            <chart:data-point chart:repeated="99"/>
          </chart:series>
          <chart:series chart:style-name="ch9" chart:values-cell-range-address="Sheet1.C3:Sheet1.C101" chart:label-cell-address="Sheet1.C2:Sheet1.C2" chart:class="chart:scatter">
            <chart:data-point chart:repeated="15"/>
            <chart:data-point chart:style-name="ch10"/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v.missing_data</text:p>
                <draw:g>
                  <svg:desc>Sheet1.E2:Sheet1.E2</svg:desc>
                </draw:g>
              </table:table-cell>
              <table:table-cell office:value-type="string">
                <text:p>app.reconnect</text:p>
                <draw:g>
                  <svg:desc>Sheet1.D2:Sheet1.D2</svg:desc>
                </draw:g>
              </table:table-cell>
              <table:table-cell office:value-type="string">
                <text:p>syslog.wlan_lo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4807.8235763889">
                <text:p>44807.8235763889</text:p>
                <draw:g>
                  <svg:desc>Sheet1.B3:Sheet1.B101</svg:desc>
                </draw:g>
              </table:table-cell>
              <table:table-cell office:value-type="float" office:value="NaN">
                <text:p>NaN</text:p>
                <draw:g>
                  <svg:desc>Sheet1.E3:Sheet1.E101</svg:desc>
                </draw:g>
              </table:table-cell>
              <table:table-cell office:value-type="float" office:value="NaN">
                <text:p>NaN</text:p>
                <draw:g>
                  <svg:desc>Sheet1.D3:Sheet1.D101</svg:desc>
                </draw:g>
              </table:table-cell>
              <table:table-cell office:value-type="float" office:value="1">
                <text:p>1</text:p>
                <draw:g>
                  <svg:desc>Sheet1.C3:Sheet1.C101</svg:desc>
                </draw:g>
              </table:table-cell>
            </table:table-row>
            <table:table-row>
              <table:table-cell office:value-type="float" office:value="44807.8238310185">
                <text:p>44807.82383101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238541667">
                <text:p>44807.8238541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241782407">
                <text:p>44807.82417824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24212963">
                <text:p>44807.8242129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78240741">
                <text:p>44807.83782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7.837974537">
                <text:p>44807.8379745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79976852">
                <text:p>44807.83799768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83217593">
                <text:p>44807.83832175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83564815">
                <text:p>44807.83835648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96064815">
                <text:p>44807.83960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7.8397337963">
                <text:p>44807.83973379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397569445">
                <text:p>44807.83975694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00810185">
                <text:p>44807.84008101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01157407">
                <text:p>44807.84011574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13773148">
                <text:p>44807.84137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7.8414930556">
                <text:p>44807.84149305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15162037">
                <text:p>44807.84151620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18402778">
                <text:p>44807.84184027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41875">
                <text:p>44807.841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8609490741">
                <text:p>44807.860949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7.962349537">
                <text:p>44807.96234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7.9624652778">
                <text:p>44807.96246527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9624884259">
                <text:p>44807.96248842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9628240741">
                <text:p>44807.96282407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7.9628472222">
                <text:p>44807.96284722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157175926">
                <text:p>44808.015717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0158796296">
                <text:p>44808.01587962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159027778">
                <text:p>44808.0159027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162268519">
                <text:p>44808.01622685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1625">
                <text:p>44808.01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690625">
                <text:p>44808.06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0692708333">
                <text:p>44808.06927083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692939815">
                <text:p>44808.06929398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696180556">
                <text:p>44808.06961805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696412037">
                <text:p>44808.06964120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26157407">
                <text:p>44808.072615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0727893519">
                <text:p>44808.07278935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28240741">
                <text:p>44808.07282407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31481481">
                <text:p>44808.07314814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31712963">
                <text:p>44808.07317129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61689815">
                <text:p>44808.076168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0763194445">
                <text:p>44808.07631944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63425926">
                <text:p>44808.07634259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66666667">
                <text:p>44808.07666666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767013889">
                <text:p>44808.0767013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904166667">
                <text:p>44808.0904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090462963">
                <text:p>44808.0904629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904861111">
                <text:p>44808.09048611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908217593">
                <text:p>44808.09082175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0908449074">
                <text:p>44808.09084490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1668981482">
                <text:p>44808.16689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1829050926">
                <text:p>44808.1829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1831365741">
                <text:p>44808.18313657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1831712963">
                <text:p>44808.18317129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1834837963">
                <text:p>44808.18348379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1835069445">
                <text:p>44808.18350694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34259259">
                <text:p>44808.3234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3235648148">
                <text:p>44808.323564814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3587963">
                <text:p>44808.3235879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3912037">
                <text:p>44808.3239120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39351852">
                <text:p>44808.32393518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69907407">
                <text:p>44808.32699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3270833333">
                <text:p>44808.32708333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71180556">
                <text:p>44808.32711805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74537037">
                <text:p>44808.32745370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274768519">
                <text:p>44808.32747685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838888889">
                <text:p>44808.383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3840509259">
                <text:p>44808.38405092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840740741">
                <text:p>44808.38407407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843981482">
                <text:p>44808.38439814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3844328704">
                <text:p>44808.38443287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443518519">
                <text:p>44808.4443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4446064815">
                <text:p>44808.44460648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446296296">
                <text:p>44808.44462962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449537037">
                <text:p>44808.44495370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449768519">
                <text:p>44808.44497685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745717593">
                <text:p>44808.474571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4746643519">
                <text:p>44808.47466435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746990741">
                <text:p>44808.47469907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750231481">
                <text:p>44808.47502314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4750578704">
                <text:p>44808.47505787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6133101852">
                <text:p>44808.61331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7111574074">
                <text:p>44808.71115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7113541667">
                <text:p>44808.71135416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13773148">
                <text:p>44808.71137731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17013889">
                <text:p>44808.71170138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1724537">
                <text:p>44808.7117245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47106482">
                <text:p>44808.714710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7148842593">
                <text:p>44808.71488425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49189815">
                <text:p>44808.71491898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52314815">
                <text:p>44808.71523148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152546296">
                <text:p>44808.71525462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436689815">
                <text:p>44808.743668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8.7438888889">
                <text:p>44808.74388888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43912037">
                <text:p>44808.7439120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442361111">
                <text:p>44808.74423611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442592593">
                <text:p>44808.74425925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8.7449421296">
                <text:p>44808.744942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